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24c" officeooo:paragraph-rsid="001632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ve all seen perfectly fine things sitting by the roadside, just waiting to go into the landfill to rot and take up space. This helps no one. You've all seen things on the roadside just waiting to go to the landfill and said "I would love to have that, but I just have no room for it! It seems like a shame to let it go to waste!" What if you could stop it from going to waste? What if you could save the landfil that space and recycle that object without any consequences to the enviroment? What if you could let someone know where that object was so they could grab it and make use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4:08:40.576030998</meta:creation-date>
    <dc:date>2017-06-27T14:09:39.611485620</dc:date>
    <meta:editing-duration>PT1M</meta:editing-duration>
    <meta:editing-cycles>1</meta:editing-cycles>
    <meta:document-statistic meta:table-count="0" meta:image-count="0" meta:object-count="0" meta:page-count="1" meta:paragraph-count="1" meta:word-count="118" meta:character-count="593" meta:non-whitespace-character-count="476"/>
    <meta:generator>LibreOffice/5.1.6.2$Linux_X86_64 LibreOffice_project/10m0$Build-2</meta:generator>
  </office:meta>
</office:document-meta>
</file>